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3.985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3.984cm" svg:height="210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حق کے باتوں سے ہیں انجان، بڑے بھولے ہیں</text:span><text:span text:style-name="T1"><text:line-break/></text:span><text:span text:style-name="T1">میری بستی کے مسلمان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ہیں تبرّے سے پریشان، بڑے بھولے ہیں</text:span><text:span text:style-name="T1"><text:line-break/></text:span><text:span text:style-name="T1">لعنتیں کیوں نہ ہوں قربان،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گھر سے نکلے تھے خریداريئے جنت کے لیے</text:span><text:span text:style-name="T1"><text:line-break/></text:span><text:span text:style-name="T1">بیچ کر آ گئے ایمان،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روز پڑھتے ہیں مگر غور نہیں کر پاتے</text:span><text:span text:style-name="T1"><text:line-break/></text:span><text:span text:style-name="T1">آج کے حافظِ قرآن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اے خدیجہؑ تیرے ٹکڑوں پہ یہ پلنے والے</text:span><text:span text:style-name="T1"><text:line-break/></text:span><text:span text:style-name="T1">ارے بھول بیٹھے تیرے احسان،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ان کو عاشور کے فاقے سے نہیں ربط کوئی</text:span><text:span text:style-name="T1"><text:line-break/></text:span><text:span text:style-name="T1">نام ہے مولوی رمضان،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بغضِ حیدر میں سوئے نار چلے جاتے ہیں</text:span><text:span text:style-name="T1"><text:line-break/></text:span><text:span text:style-name="T1">ہائے بے چارے مسلمان،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میں لکھوں اُن کا تعرّف، یہ میرے بس میں کہاں</text:span><text:span text:style-name="T1"><text:line-break/></text:span><text:span text:style-name="T1">اُن کی ہے بس یہي پہچان،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گھر میں خالق کے سقیفہ کے خلیفہ کی طرح</text:span><text:span text:style-name="T1"><text:line-break/></text:span><text:span text:style-name="T1">یہ تراشے ہوئے بھگوان،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نرغۂ کفر میں محبوبِ خدا کو تنہا</text:span><text:span text:style-name="T1"><text:line-break/></text:span><text:span text:style-name="T1">چھوڑ آئے سرِ میدان، بڑے بھولے ہیں</text:span></text:p>
              </table:table-cell>
            </table:table-row>
            <table:table-row table:style-name="ro1">
              <table:table-cell table:style-name="ce1">
                <text:p text:style-name="P1"><text:span text:style-name="T1">کر کے بیٹھے ہیں غمِ شاہِ ہُدیٰ کا سودا</text:span><text:span text:style-name="T1"><text:line-break/></text:span><text:span text:style-name="T1">ارے قوم و ملت کے نگہبان، بڑے بھولے ہیں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3.972cm" fo:page-height="210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41:57.969829900</meta:creation-date>
    <dc:date>2026-01-22T16:06:22.709882400</dc:date>
    <meta:editing-duration>PT6M31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